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2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3050c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fo:font-weight="bold" officeooo:paragraph-rsid="00116da0" style:font-weight-asian="bold" style:font-weight-complex="bold"/>
    </style:style>
    <style:style style:name="P4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3050c" officeooo:paragraph-rsid="0013050c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16da0"/>
    </style:style>
    <style:style style:name="T1" style:family="text">
      <style:text-properties style:font-name="Liberation Serif" fo:language="hu" fo:country="HU" officeooo:rsid="00116da0"/>
    </style:style>
    <style:style style:name="T2" style:family="text">
      <style:text-properties style:font-name="Liberation Serif" fo:language="hu" fo:country="HU" officeooo:rsid="0013050c"/>
    </style:style>
    <style:style style:name="T3" style:family="text">
      <style:text-properties officeooo:rsid="00116da0"/>
    </style:style>
    <style:style style:name="T4" style:family="text">
      <style:text-properties officeooo:rsid="0013050c"/>
    </style:style>
    <style:style style:name="T5" style:family="text">
      <style:text-properties officeooo:rsid="00141c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"Nincsenek titkaim" – Privacy az interneten</text:p>
      <text:p text:style-name="P1"><text:span text:style-name="T5">7</text:span>. rész: <text:span text:style-name="T3">Work from Home</text:span></text:p>
      <text:p text:style-name="P2">A <text:span text:style-name="T4">különleges helyzetre való tekintettel a cikksorozat aktuális része az otthoni munkavégzéssel foglalkozik privacy szempontból.</text:span></text:p>
      <text:p text:style-name="P5">A megszokott, szeparált élettevékenységek (munka, szabadidő) összemosódása az elektronikus eszközök használatátában is megmutatkozik. A munkavégzésünk nem csak fizikailag került közelebb a magánéletünkhöz, hanem több részletet is „adunk” magunkból is mikor az interneten kommunikálunk.</text:p>
      <text:p text:style-name="P6"/>
      <text:p text:style-name="P3"><text:span text:style-name="T1">S</text:span><text:span text:style-name="T2">zámítógép</text:span><text:span text:style-name="T1"> használat</text:span></text:p>
      <text:p text:style-name="P6"/>
      <text:p text:style-name="P6">* Front kamera leragaszt</text:p>
      <text:p text:style-name="P6">* Laptop kamera lezár</text:p>
      <text:p text:style-name="P6">* Laptop mikrofon leragaszt (Zuck)</text:p>
      <text:p text:style-name="P6"/>
      <text:p text:style-name="P6">Videókonferencia</text:p>
      <text:p text:style-name="P6">* Zoom szar</text:p>
      <text:p text:style-name="P6">* Jitsi Meet jó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8:29:11.115258570</meta:creation-date>
    <dc:date>2021-01-30T20:17:18.278156766</dc:date>
    <meta:editing-duration>PT12M38S</meta:editing-duration>
    <meta:editing-cycles>2</meta:editing-cycles>
    <meta:generator>LibreOffice/7.0.4.2$MacOSX_X86_64 LibreOffice_project/dcf040e67528d9187c66b2379df5ea4407429775</meta:generator>
    <meta:document-statistic meta:table-count="0" meta:image-count="0" meta:object-count="0" meta:page-count="1" meta:paragraph-count="11" meta:word-count="81" meta:character-count="619" meta:non-whitespace-character-count="548"/>
  </office:meta>
</office:document-meta>
</file>